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4pt" fo:font-weight="bold" officeooo:rsid="00122eb6" officeooo:paragraph-rsid="00122eb6" style:font-size-asian="12.25pt" style:font-weight-asian="bold" style:font-size-complex="14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4pt" fo:font-weight="bold" officeooo:rsid="00122eb6" officeooo:paragraph-rsid="00122eb6" style:font-size-asian="12.25pt" style:font-weight-asian="bold" style:font-size-complex="14pt" style:font-weight-complex="bold"/>
    </style:style>
    <style:style style:name="P3" style:family="paragraph" style:parent-style-name="Preformatted_20_Text" style:list-style-name="L1">
      <style:paragraph-properties fo:text-align="start" style:justify-single-word="false"/>
      <style:text-properties fo:font-size="14pt" fo:font-weight="bold" officeooo:rsid="00122eb6" officeooo:paragraph-rsid="00122eb6" style:font-size-asian="12.25pt" style:font-weight-asian="bold" style:font-size-complex="14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4pt" fo:font-weight="bold" officeooo:rsid="001317cd" officeooo:paragraph-rsid="001317cd" style:font-size-asian="12.25pt" style:font-weight-asian="bold" style:font-size-complex="14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size="14pt" fo:font-weight="normal" officeooo:rsid="00122eb6" officeooo:paragraph-rsid="00122eb6" style:font-size-asian="12.25pt" style:font-weight-asian="normal" style:font-size-complex="14pt" style:font-weight-complex="normal"/>
    </style:style>
    <style:style style:name="P6" style:family="paragraph" style:parent-style-name="Preformatted_20_Text" style:list-style-name="L2">
      <style:paragraph-properties fo:text-align="start" style:justify-single-word="false"/>
      <style:text-properties fo:font-size="14pt" fo:font-weight="normal" officeooo:rsid="00122eb6" officeooo:paragraph-rsid="00122eb6" style:font-size-asian="12.25pt" style:font-weight-asian="normal" style:font-size-complex="14pt" style:font-weight-complex="normal"/>
    </style:style>
    <style:style style:name="P7" style:family="paragraph" style:parent-style-name="Preformatted_20_Text" style:list-style-name="L3">
      <style:paragraph-properties fo:text-align="start" style:justify-single-word="false"/>
      <style:text-properties fo:font-size="14pt" fo:font-weight="normal" officeooo:rsid="00122eb6" officeooo:paragraph-rsid="00122eb6" style:font-size-asian="12.25pt" style:font-weight-asian="normal" style:font-size-complex="14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size="14pt" fo:font-weight="normal" officeooo:rsid="001317cd" officeooo:paragraph-rsid="001317cd" style:font-size-asian="12.25pt" style:font-weight-asian="normal" style:font-size-complex="14pt" style:font-weight-complex="normal"/>
    </style:style>
    <style:style style:name="P9" style:family="paragraph" style:parent-style-name="Preformatted_20_Text" style:list-style-name="L4">
      <style:paragraph-properties fo:text-align="start" style:justify-single-word="false"/>
      <style:text-properties fo:font-size="14pt" fo:font-weight="normal" officeooo:rsid="001317cd" officeooo:paragraph-rsid="001317cd" style:font-size-asian="12.25pt" style:font-weight-asian="normal" style:font-size-complex="14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font-size="14pt" fo:font-weight="normal" officeooo:rsid="001468b1" officeooo:paragraph-rsid="001468b1" style:font-size-asian="12.25pt" style:font-weight-asian="normal" style:font-size-complex="14pt" style:font-weight-complex="normal"/>
    </style:style>
    <style:style style:name="P11" style:family="paragraph" style:parent-style-name="Preformatted_20_Text" style:list-style-name="L5">
      <style:paragraph-properties fo:text-align="start" style:justify-single-word="false"/>
      <style:text-properties fo:font-size="14pt" fo:font-weight="normal" officeooo:rsid="001468b1" officeooo:paragraph-rsid="001468b1" style:font-size-asian="12.25pt" style:font-weight-asian="normal" style:font-size-complex="14pt" style:font-weight-complex="normal"/>
    </style:style>
    <style:style style:name="P12" style:family="paragraph" style:parent-style-name="Preformatted_20_Text" style:list-style-name="L6">
      <style:paragraph-properties fo:text-align="start" style:justify-single-word="false"/>
      <style:text-properties fo:font-size="14pt" fo:font-weight="normal" officeooo:rsid="001468b1" officeooo:paragraph-rsid="001468b1" style:font-size-asian="12.25pt" style:font-weight-asian="normal" style:font-size-complex="14pt" style:font-weight-complex="normal"/>
    </style:style>
    <style:style style:name="P13" style:family="paragraph" style:parent-style-name="Preformatted_20_Text" style:list-style-name="L6">
      <style:paragraph-properties fo:text-align="start" style:justify-single-word="false"/>
      <style:text-properties fo:font-size="14pt" fo:font-weight="normal" officeooo:rsid="0015cf14" officeooo:paragraph-rsid="0015cf14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22eb6" officeooo:paragraph-rsid="00122eb6" style:font-size-asian="12.25pt" style:font-weight-asian="normal" style:font-size-complex="14pt" style:font-weight-complex="normal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nguages of Data Science</text:p>
      <text:list xml:id="list2813994811" text:style-name="L1">
        <text:list-item>
          <text:p text:style-name="P3">Languages of Data Science</text:p>
        </text:list-item>
      </text:list>
      <text:p text:style-name="P5"><text:tab/>Learning languages depends on your needs, the problems to solve, and who you are solving them for</text:p>
      <text:p text:style-name="P5"/>
      <text:p text:style-name="P5">Popular languages for data science:</text:p>
      <text:list text:style-name="L2">
        <text:list-item>
          <text:p text:style-name="P6">Python</text:p>
        </text:list-item>
        <text:list-item>
          <text:p text:style-name="P6">R</text:p>
        </text:list-item>
        <text:list-item>
          <text:p text:style-name="P6">SQL</text:p>
        </text:list-item>
        <text:list-item>
          <text:p text:style-name="P6">Scala</text:p>
        </text:list-item>
        <text:list-item>
          <text:p text:style-name="P6">Java</text:p>
        </text:list-item>
        <text:list-item>
          <text:p text:style-name="P6">C++</text:p>
        </text:list-item>
        <text:list-item>
          <text:p text:style-name="P6">Julia</text:p>
        </text:list-item>
      </text:list>
      <text:p text:style-name="P14"/>
      <text:p text:style-name="P5">Other languages:</text:p>
      <text:list text:continue-numbering="true" text:style-name="L2">
        <text:list-item>
          <text:p text:style-name="P6">JavaScript</text:p>
        </text:list-item>
        <text:list-item>
          <text:p text:style-name="P6">PHP</text:p>
        </text:list-item>
        <text:list-item>
          <text:p text:style-name="P6">GO</text:p>
        </text:list-item>
        <text:list-item>
          <text:p text:style-name="P6">Ruby</text:p>
        </text:list-item>
        <text:list-item>
          <text:p text:style-name="P6">Visual Basic</text:p>
        </text:list-item>
      </text:list>
      <text:p text:style-name="P5"/>
      <text:p text:style-name="P5">Roles in Data Science:</text:p>
      <text:list text:style-name="L3">
        <text:list-item>
          <text:p text:style-name="P7">Business Analyst</text:p>
        </text:list-item>
        <text:list-item>
          <text:p text:style-name="P7">Database Engineer</text:p>
        </text:list-item>
        <text:list-item>
          <text:p text:style-name="P7">Data Analyst</text:p>
        </text:list-item>
        <text:list-item>
          <text:p text:style-name="P7">Data Engineer</text:p>
        </text:list-item>
        <text:list-item>
          <text:p text:style-name="P7">Data Scientist</text:p>
        </text:list-item>
        <text:list-item>
          <text:p text:style-name="P7">Research Scientist</text:p>
        </text:list-item>
        <text:list-item>
          <text:p text:style-name="P7">Software Engineer</text:p>
        </text:list-item>
        <text:list-item>
          <text:p text:style-name="P7">Statistician</text:p>
        </text:list-item>
        <text:list-item>
          <text:p text:style-name="P7">Product Manager</text:p>
        </text:list-item>
        <text:list-item>
          <text:p text:style-name="P7">Project Manager</text:p>
        </text:list-item>
      </text:list>
      <text:p text:style-name="P5"/>
      <text:list text:continue-list="list2813994811" text:style-name="L1">
        <text:list-item>
          <text:p text:style-name="P3">Introduction to Python</text:p>
        </text:list-item>
      </text:list>
      <text:p text:style-name="P2"/>
      <text:p text:style-name="P4"/>
      <text:list xml:id="list210348000562322" text:continue-numbering="true" text:style-name="L1">
        <text:list-item>
          <text:p text:style-name="P3">Introduction to R Language</text:p>
        </text:list-item>
      </text:list>
      <text:p text:style-name="P2"/>
      <text:p text:style-name="P8">Open source (like python) vs Free Software (like R)</text:p>
      <text:list text:style-name="L4">
        <text:list-item>
          <text:p text:style-name="P9">Similarities</text:p>
          <text:list>
            <text:list-item>
              <text:p text:style-name="P9">Both are free to use</text:p>
            </text:list-item>
            <text:list-item>
              <text:p text:style-name="P9">Both commonly refer to the same set of licenses</text:p>
            </text:list-item>
            <text:list-item>
              <text:p text:style-name="P9">Both support collaboration</text:p>
            </text:list-item>
            <text:list-item>
              <text:p text:style-name="P9">In many cases these terms can be used interchangeably (but not all)</text:p>
            </text:list-item>
          </text:list>
        </text:list-item>
        <text:list-item>
          <text:p text:style-name="P9"><text:soft-page-break/>Differences</text:p>
          <text:list>
            <text:list-item>
              <text:p text:style-name="P9">Open Source Initiative (OSI) champions open source while the Free Software Foundation (FSF) defines free software</text:p>
            </text:list-item>
            <text:list-item>
              <text:p text:style-name="P9">Open Source is more business focused while free software is more focused on a set of values</text:p>
            </text:list-item>
          </text:list>
        </text:list-item>
      </text:list>
      <text:p text:style-name="P8"/>
      <text:list xml:id="list210346754545819" text:continue-list="list210348000562322" text:style-name="L1">
        <text:list-item>
          <text:p text:style-name="P3">Introduction to SQL</text:p>
        </text:list-item>
      </text:list>
      <text:list text:style-name="L5">
        <text:list-item>
          <text:p text:style-name="P11">Is a non-procedural language</text:p>
        </text:list-item>
        <text:list-item>
          <text:p text:style-name="P11">Useful in handling structured data</text:p>
        </text:list-item>
        <text:list-item>
          <text:p text:style-name="P11">SQL’s scope is limited to querying and managing data</text:p>
        </text:list-item>
        <text:list-item>
          <text:p text:style-name="P11">Designed for managing data in relational databases</text:p>
        </text:list-item>
      </text:list>
      <text:p text:style-name="P10"/>
      <text:list text:continue-list="list210346754545819" text:style-name="L1">
        <text:list-item>
          <text:p text:style-name="P3">Other Languages for Data Science</text:p>
        </text:list-item>
      </text:list>
      <text:list text:style-name="L6">
        <text:list-item>
          <text:p text:style-name="P12">Scala</text:p>
          <text:list>
            <text:list-item>
              <text:p text:style-name="P12">A general-purpose programming language that provides support for functional programming </text:p>
            </text:list-item>
            <text:list-item>
              <text:p text:style-name="P12">Designed as an extension for Java, it is interoperable with Java as it also runs on JVM (Java Virtual Machine)</text:p>
            </text:list-item>
            <text:list-item>
              <text:p text:style-name="P12">For Data Science, Apache Spark:</text:p>
              <text:list>
                <text:list-item>
                  <text:p text:style-name="P12">Provides APIs that make parallel jobs easy to write</text:p>
                </text:list-item>
                <text:list-item>
                  <text:p text:style-name="P12">Optimized engine that supports computation graphs</text:p>
                </text:list-item>
                <text:list-item>
                  <text:p text:style-name="P12">Includes Shark, MLlib, GraphX, and Spark Streaming</text:p>
                </text:list-item>
                <text:list-item>
                  <text:p text:style-name="P12">Designed to be faster than Hadoop</text:p>
                </text:list-item>
              </text:list>
            </text:list-item>
          </text:list>
        </text:list-item>
        <text:list-item>
          <text:p text:style-name="P12">Java</text:p>
          <text:list>
            <text:list-item>
              <text:p text:style-name="P12">A general-purpose object-oriented programming language</text:p>
            </text:list-item>
            <text:list-item>
              <text:p text:style-name="P12">Huge adoption in the enterprise space, designed to be fast and scalable</text:p>
            </text:list-item>
            <text:list-item>
              <text:p text:style-name="P12">Applications are compiled to bytecode and run on JVM (Java Virtual Machine)</text:p>
            </text:list-item>
            <text:list-item>
              <text:p text:style-name="P12">For Data Science, Java tools are:</text:p>
              <text:list>
                <text:list-item>
                  <text:p text:style-name="P12">Weka (data mining), Java-ML (ml library), Apache MLlib (scalable ml), and Deeplearning4</text:p>
                </text:list-item>
                <text:list-item>
                  <text:p text:style-name="P12">Hadoop manages data processing and storage for big data applications running in clustered systems</text:p>
                </text:list-item>
              </text:list>
            </text:list-item>
          </text:list>
        </text:list-item>
        <text:list-item>
          <text:p text:style-name="P12">C++</text:p>
          <text:list>
            <text:list-item>
              <text:p text:style-name="P13">A general-purpose language, an extension of C</text:p>
            </text:list-item>
            <text:list-item>
              <text:p text:style-name="P13">Improves processing speed, enables system programming, and gives you broader control over <text:soft-page-break/>the application</text:p>
            </text:list-item>
            <text:list-item>
              <text:p text:style-name="P13">Develops programs that feed data to customers in real-time</text:p>
            </text:list-item>
            <text:list-item>
              <text:p text:style-name="P13">For Data Science, C++ applications are:</text:p>
              <text:list>
                <text:list-item>
                  <text:p text:style-name="P13">TensorFlow a Deep Learning library</text:p>
                </text:list-item>
                <text:list-item>
                  <text:p text:style-name="P13">MongoDB a NoSQL database for big data management</text:p>
                </text:list-item>
                <text:list-item>
                  <text:p text:style-name="P13">Caffe a deep learning algorithm repository </text:p>
                </text:list-item>
              </text:list>
            </text:list-item>
          </text:list>
        </text:list-item>
        <text:list-item>
          <text:p text:style-name="P12">Julia</text:p>
          <text:list>
            <text:list-item>
              <text:p text:style-name="P13">Designed for high-performance numerical analysis and computational science</text:p>
              <text:list>
                <text:list-item>
                  <text:p text:style-name="P13">Provides speedy development and fast programs</text:p>
                </text:list-item>
                <text:list-item>
                  <text:p text:style-name="P13">Executes directly on the processor</text:p>
                </text:list-item>
                <text:list-item>
                  <text:p text:style-name="P13">Calls C, Go, Java, MATLAB, R, Fortan, and Python libraries with refined parallelism</text:p>
                </text:list-item>
                <text:list-item>
                  <text:p text:style-name="P13">A young language with a lot of promise</text:p>
                </text:list-item>
                <text:list-item>
                  <text:p text:style-name="P13">For Data Science, JuliaDB, a package for working with large persistent data sets</text:p>
                </text:list-item>
              </text:list>
            </text:list-item>
          </text:list>
        </text:list-item>
        <text:list-item>
          <text:p text:style-name="P12">JavaScript</text:p>
          <text:list>
            <text:list-item>
              <text:p text:style-name="P13">A core technology for the world wide web</text:p>
            </text:list-item>
            <text:list-item>
              <text:p text:style-name="P13">A general-purpose language that extend beyond the browser with Node.js and other server-side approaches</text:p>
            </text:list-item>
            <text:list-item>
              <text:p text:style-name="P13">NOT related to the Java language</text:p>
            </text:list-item>
            <text:list-item>
              <text:p text:style-name="P13">For Data Science, JavaScript applications are:</text:p>
              <text:list>
                <text:list-item>
                  <text:p text:style-name="P13">TensorFlow.js makes machine learning and deep learning possible in Node.js and in the browser (Adopted by other open-source libraries including brain.js and machinelearn.js)</text:p>
                </text:list-item>
                <text:list-item>
                  <text:p text:style-name="P13">R-js makes linear algebra possible in typescript (superset of JavaScript)</text:p>
                </text:list-item>
              </text:list>
            </text:list-item>
          </text:list>
        </text:list-item>
        <text:list-item>
          <text:p text:style-name="P12">PHP</text:p>
        </text:list-item>
        <text:list-item>
          <text:p text:style-name="P12">GO</text:p>
        </text:list-item>
        <text:list-item>
          <text:p text:style-name="P12">Ruby</text:p>
        </text:list-item>
        <text:list-item>
          <text:p text:style-name="P12">Visual Basic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2T21:03:46.316340959</dc:date>
    <meta:editing-duration>PT26M3S</meta:editing-duration>
    <meta:editing-cycles>1</meta:editing-cycles>
    <meta:document-statistic meta:table-count="0" meta:image-count="0" meta:object-count="0" meta:page-count="3" meta:paragraph-count="86" meta:word-count="570" meta:character-count="3288" meta:non-whitespace-character-count="2881"/>
    <meta:generator>LibreOffice/24.2.4.2$Linux_X86_64 LibreOffice_project/d29029bfb700ea4a272da1366c5f5e7c14e351b5</meta:generator>
  </office:meta>
</office:document-meta>
</file>